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459.3pt"/>
    </style:style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vi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Question 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, B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Accessibility private from static context in same class / package | null reference toString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 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, C, D 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Is B vali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, B, C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, C, D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A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, 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, 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, B, C, D, E, F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No link to file system? Uppercase letters allow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, C, D 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Can a double take an integral literal? Can an integral take a double literal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, D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Either out of scope OR not referenced any m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, C, E, F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Unsure about 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, F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 C, D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, C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, C, D <text:s/>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<text:s/>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String concatenation: String concatenation is OK with any other type and returns a new String!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What does delete? From inclusive, to exclusive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, C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, E <text:s/>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Always the first must have a size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, F</text:p>
          </table:table-cell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ArraList has no capacity(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, C, D, 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, C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remove(index) has precedence over remove(someOb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<text:s/>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Is Collections.binarySearch() the same as Arrays.binarySearch()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, B, D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, F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What is the interface for plusXXX() methods? Is there a separation between time and date interface part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n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nok</text:p>
          </table:table-cell>
          <table:table-cell/>
          <table:table-cell office:value-type="string" calcext:value-type="string">
            <text:p>Can only catch checked exception if code in the try-block can throw one (either by throwing it or by calling a method that possibly throws it…)</text:p>
          </table:table-cell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lashcards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Builder: Give all methods that return a StringBuilder. Give all methods that return a String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ray creation patter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are array and ArrayList length/size/capacity expressed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 are the date packages? What are the main date abstractions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at are the FormatStyle’s? SHORT? MEDIUM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are the formatting options, e.g. %H, …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eTimeFormatter formats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iod construction how?</text:p>
          </table:table-cell>
          <table:table-cell office:value-type="string" calcext:value-type="string">
            <text:p>No chain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ray to list conversion? List to array conversion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loading rules order?</text:p>
          </table:table-cell>
          <table:table-cell office:value-type="string" calcext:value-type="string">
            <text:p>Exact, larger primitive, autoboxing, varargs</text:p>
          </table:table-cell>
        </table:table-row>
      </table:table>
      <table:named-expressions/>
      <table:database-ranges>
        <table:database-range table:name="__Anonymous_Sheet_DB__0" table:target-range-address="Review.A1:Review.D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1:59:17.054894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31:14.683160721</meta:creation-date>
    <dc:date>2018-03-09T12:00:39.063180483</dc:date>
    <meta:editing-duration>PT46M19S</meta:editing-duration>
    <meta:editing-cycles>9</meta:editing-cycles>
    <meta:generator>LibreOffice/5.1.6.2$Linux_X86_64 LibreOffice_project/10m0$Build-2</meta:generator>
    <meta:document-statistic meta:table-count="2" meta:cell-count="326" meta:object-count="0"/>
  </office:meta>
</office:document-meta>
</file>